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" svg:font-family="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Autor_20_Cabeçalho">
      <style:text-properties officeooo:paragraph-rsid="02660fa1"/>
    </style:style>
    <style:style style:name="P2" style:family="paragraph" style:parent-style-name="Título_20_Seção">
      <style:text-properties officeooo:paragraph-rsid="028da779"/>
    </style:style>
    <style:style style:name="P3" style:family="paragraph" style:parent-style-name="Pré-título">
      <style:paragraph-properties fo:text-align="start" style:justify-single-word="false"/>
      <style:text-properties officeooo:paragraph-rsid="02742469"/>
    </style:style>
    <style:style style:name="P4" style:family="paragraph" style:parent-style-name="Título_20_do_20_relatório">
      <style:text-properties fo:font-variant="small-caps" fo:color="#ffffff" style:text-line-through-style="none" style:text-line-through-type="none" style:font-name="CMU Serif2" fo:font-size="16pt" fo:font-style="normal" style:text-underline-style="none" fo:font-weight="bold" officeooo:rsid="033dcf73" officeooo:paragraph-rsid="033dcf73" fo:background-color="transparent" style:font-size-asian="16pt" style:font-size-complex="16pt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332788e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officeooo:rsid="03810fe8" officeooo:paragraph-rsid="03810fe8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3577e42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35fd8c3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37078cf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paragraph-rsid="037a9018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37fed3d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3810fe8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3869531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388be09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38a5b04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38c937a"/>
    </style:style>
    <style:style style:name="P17" style:family="paragraph" style:parent-style-name="Standard">
      <style:paragraph-properties fo:margin-left="0cm" fo:margin-right="0cm" fo:line-height="100%" fo:text-indent="0cm" style:auto-text-indent="false" fo:break-before="page"/>
      <style:text-properties fo:font-weight="bold" officeooo:rsid="03810fe8" officeooo:paragraph-rsid="03810fe8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377fa2f"/>
    </style:style>
    <style:style style:name="P19" style:family="paragraph" style:parent-style-name="Standard" style:list-style-name="L6">
      <style:paragraph-properties fo:margin-top="0.201cm" fo:margin-bottom="0.201cm" loext:contextual-spacing="false" fo:line-height="115%"/>
      <style:text-properties officeooo:paragraph-rsid="03741840"/>
    </style:style>
    <style:style style:name="P20" style:family="paragraph" style:parent-style-name="Standard" style:list-style-name="L6">
      <style:paragraph-properties fo:margin-top="0.201cm" fo:margin-bottom="0.201cm" loext:contextual-spacing="false" fo:line-height="115%"/>
      <style:text-properties officeooo:paragraph-rsid="03722f49"/>
    </style:style>
    <style:style style:name="P21" style:family="paragraph" style:parent-style-name="Standard" style:list-style-name="L6">
      <style:paragraph-properties fo:margin-top="0.201cm" fo:margin-bottom="0.201cm" loext:contextual-spacing="false" fo:line-height="115%"/>
      <style:text-properties officeooo:paragraph-rsid="03777d15"/>
    </style:style>
    <style:style style:name="P22" style:family="paragraph" style:parent-style-name="Standard" style:list-style-name="L6">
      <style:paragraph-properties fo:margin-top="0.201cm" fo:margin-bottom="0.201cm" loext:contextual-spacing="false" fo:line-height="115%"/>
      <style:text-properties officeooo:paragraph-rsid="0377fa2f"/>
    </style:style>
    <style:style style:name="P23" style:family="paragraph" style:parent-style-name="Text_20_body">
      <style:text-properties officeooo:rsid="03540a45" officeooo:paragraph-rsid="03540a45"/>
    </style:style>
    <style:style style:name="P24" style:family="paragraph" style:parent-style-name="Text_20_body">
      <style:paragraph-properties fo:line-height="150%"/>
      <style:text-properties officeooo:paragraph-rsid="0367cf2c"/>
    </style:style>
    <style:style style:name="P25" style:family="paragraph" style:parent-style-name="Text_20_body">
      <style:text-properties officeooo:paragraph-rsid="036c4029"/>
    </style:style>
    <style:style style:name="P26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officeooo:paragraph-rsid="03810fe8"/>
    </style:style>
    <style:style style:name="P27" style:family="paragraph" style:parent-style-name="Text_20_body" style:list-style-name="L4">
      <style:paragraph-properties fo:margin-top="0.201cm" fo:margin-bottom="0.201cm" loext:contextual-spacing="false" fo:line-height="115%"/>
      <style:text-properties officeooo:rsid="03540a45" officeooo:paragraph-rsid="03540a45"/>
    </style:style>
    <style:style style:name="P28" style:family="paragraph" style:parent-style-name="Text_20_body" style:list-style-name="L4">
      <style:paragraph-properties fo:margin-top="0.201cm" fo:margin-bottom="0.201cm" loext:contextual-spacing="false" fo:line-height="115%"/>
      <style:text-properties officeooo:paragraph-rsid="03540a45"/>
    </style:style>
    <style:style style:name="P29" style:family="paragraph" style:parent-style-name="Título_20_Seção">
      <style:text-properties officeooo:paragraph-rsid="02a19a37"/>
    </style:style>
    <style:style style:name="P30" style:family="paragraph" style:parent-style-name="Título_20_Seção">
      <style:text-properties officeooo:paragraph-rsid="0332788e"/>
    </style:style>
    <style:style style:name="P31" style:family="paragraph" style:parent-style-name="Título_20_Seção">
      <style:text-properties officeooo:paragraph-rsid="03341d69"/>
    </style:style>
    <style:style style:name="T1" style:family="text">
      <style:text-properties officeooo:rsid="01517c8b"/>
    </style:style>
    <style:style style:name="T2" style:family="text">
      <style:text-properties fo:font-variant="small-caps" fo:color="#000000" style:font-name="CMU Serif2" fo:font-size="12pt" fo:font-weight="bold" officeooo:rsid="0239389d" fo:background-color="transparent" loext:char-shading-value="0"/>
    </style:style>
    <style:style style:name="T3" style:family="text">
      <style:text-properties fo:font-variant="small-caps" fo:color="#000000" style:font-name="CMU Serif2" fo:font-size="12pt" fo:font-weight="bold" officeooo:rsid="03314adc" fo:background-color="transparent" loext:char-shading-value="0"/>
    </style:style>
    <style:style style:name="T4" style:family="text">
      <style:text-properties fo:font-variant="small-caps" fo:color="#000000" style:font-name="CMU Serif2" fo:font-size="12pt" fo:font-weight="bold" officeooo:rsid="0332788e" fo:background-color="transparent" loext:char-shading-value="0"/>
    </style:style>
    <style:style style:name="T5" style:family="text">
      <style:text-properties fo:font-variant="small-caps" fo:color="#000000" style:font-name="CMU Serif2" fo:font-size="12pt" fo:font-weight="bold" officeooo:rsid="03530c1e" fo:background-color="transparent" loext:char-shading-value="0"/>
    </style:style>
    <style:style style:name="T6" style:family="text">
      <style:text-properties fo:font-variant="small-caps" fo:color="#000000" style:text-position="0% 100%" style:font-name="CMU Serif2" fo:font-size="12pt" fo:font-style="normal" fo:font-weight="bold" officeooo:rsid="03314adc" fo:background-color="transparent" loext:char-shading-value="0" style:font-size-asian="10.5pt" style:font-weight-asian="bold" style:font-size-complex="10.5pt" style:font-weight-complex="bold"/>
    </style:style>
    <style:style style:name="T7" style:family="text">
      <style:text-properties fo:font-variant="small-caps" fo:color="#000000" style:text-position="0% 100%" style:font-name="CMU Serif2" fo:font-size="12pt" fo:font-style="normal" fo:font-weight="bold" officeooo:rsid="0332788e" fo:background-color="transparent" loext:char-shading-value="0" style:font-size-asian="10.5pt" style:font-weight-asian="bold" style:font-size-complex="10.5pt" style:font-weight-complex="bold"/>
    </style:style>
    <style:style style:name="T8" style:family="text">
      <style:text-properties fo:font-variant="small-caps" fo:color="#000000" style:text-position="0% 100%" style:font-name="CMU Serif2" fo:font-size="12pt" fo:font-style="normal" fo:font-weight="bold" officeooo:rsid="03341d69" fo:background-color="transparent" loext:char-shading-value="0" style:font-size-asian="10.5pt" style:font-weight-asian="bold" style:font-size-complex="10.5pt" style:font-weight-complex="bold"/>
    </style:style>
    <style:style style:name="T9" style:family="text">
      <style:text-properties fo:font-variant="small-caps" fo:color="#000000" style:text-position="0% 100%" style:font-name="CMU Serif2" fo:font-size="12pt" fo:font-style="normal" fo:font-weight="bold" officeooo:rsid="03856c63" fo:background-color="transparent" loext:char-shading-value="0" style:font-size-asian="10.5pt" style:font-weight-asian="bold" style:font-size-complex="10.5pt" style:font-weight-complex="bold"/>
    </style:style>
    <style:style style:name="T10" style:family="text">
      <style:text-properties fo:font-variant="small-caps" fo:color="#666666" style:text-position="0% 100%" style:font-name="CMU Serif3" fo:font-size="10.5pt" fo:font-style="normal" fo:font-weight="bold" officeooo:rsid="028da779" fo:background-color="transparent" loext:char-shading-value="0" style:font-size-asian="10.5pt" style:font-weight-asian="bold" style:font-size-complex="10.5pt" style:font-weight-complex="bold"/>
    </style:style>
    <style:style style:name="T11" style:family="text">
      <style:text-properties fo:font-variant="small-caps" fo:color="#666666" style:text-position="0% 100%" style:font-name="CMU Serif3" fo:font-size="10.5pt" fo:font-style="normal" fo:font-weight="bold" officeooo:rsid="0332788e" fo:background-color="transparent" loext:char-shading-value="0" style:font-size-asian="10.5pt" style:font-weight-asian="bold" style:font-size-complex="10.5pt" style:font-weight-complex="bold"/>
    </style:style>
    <style:style style:name="T12" style:family="text">
      <style:text-properties fo:font-variant="small-caps" fo:color="#666666" style:text-position="0% 100%" style:font-name="CMU Serif3" fo:font-size="10.5pt" fo:font-style="normal" fo:font-weight="bold" officeooo:rsid="03341d69" fo:background-color="transparent" loext:char-shading-value="0" style:font-size-asian="10.5pt" style:font-weight-asian="bold" style:font-size-complex="10.5pt" style:font-weight-complex="bold"/>
    </style:style>
    <style:style style:name="T13" style:family="text">
      <style:text-properties fo:font-variant="small-caps" fo:color="#ffffff" style:font-name="CMU Serif1" fo:font-size="12pt" fo:font-style="normal" fo:font-weight="normal" officeooo:rsid="02742469" fo:background-color="transparent" loext:char-shading-value="0"/>
    </style:style>
    <style:style style:name="T14" style:family="text">
      <style:text-properties fo:font-variant="small-caps" fo:color="#ffffff" style:font-name="CMU Serif1" fo:font-size="12pt" fo:font-style="normal" fo:font-weight="normal" officeooo:rsid="033dcf73" fo:background-color="transparent" loext:char-shading-value="0"/>
    </style:style>
    <style:style style:name="T15" style:family="text">
      <style:text-properties fo:color="#000000" style:font-name="CMU Serif1"/>
    </style:style>
    <style:style style:name="T16" style:family="text">
      <style:text-properties fo:color="#000000" style:font-name="CMU Serif1" fo:font-weight="normal" fo:background-color="transparent" loext:char-shading-value="0" style:font-weight-asian="normal" style:font-weight-complex="normal"/>
    </style:style>
    <style:style style:name="T17" style:family="text">
      <style:text-properties fo:color="#000000" style:font-name="CMU Serif1" fo:font-weight="normal" officeooo:rsid="033fbbea" fo:background-color="transparent" loext:char-shading-value="0" style:font-weight-asian="normal" style:font-weight-complex="normal"/>
    </style:style>
    <style:style style:name="T18" style:family="text">
      <style:text-properties fo:color="#000000" style:font-name="CMU Serif1" fo:font-weight="normal" officeooo:rsid="03409744" fo:background-color="transparent" loext:char-shading-value="0" style:font-weight-asian="normal" style:font-weight-complex="normal"/>
    </style:style>
    <style:style style:name="T19" style:family="text">
      <style:text-properties fo:color="#000000" style:font-name="CMU Serif1" fo:font-weight="normal" officeooo:rsid="03412b85" fo:background-color="transparent" loext:char-shading-value="0" style:font-weight-asian="normal" style:font-weight-complex="normal"/>
    </style:style>
    <style:style style:name="T20" style:family="text">
      <style:text-properties fo:color="#000000" style:font-name="CMU Serif1" fo:font-weight="normal" officeooo:rsid="0341b60d" fo:background-color="transparent" loext:char-shading-value="0" style:font-weight-asian="normal" style:font-weight-complex="normal"/>
    </style:style>
    <style:style style:name="T21" style:family="text">
      <style:text-properties fo:color="#000000" style:font-name="CMU Serif1" fo:font-weight="normal" officeooo:rsid="0344e6fc" fo:background-color="transparent" loext:char-shading-value="0" style:font-weight-asian="normal" style:font-weight-complex="normal"/>
    </style:style>
    <style:style style:name="T22" style:family="text">
      <style:text-properties fo:color="#000000" style:font-name="CMU Serif1" fo:font-weight="normal" officeooo:rsid="0346b57e" fo:background-color="transparent" loext:char-shading-value="0" style:font-weight-asian="normal" style:font-weight-complex="normal"/>
    </style:style>
    <style:style style:name="T23" style:family="text">
      <style:text-properties fo:color="#000000" style:font-name="CMU Serif1" fo:font-weight="normal" officeooo:rsid="034ab198" fo:background-color="transparent" loext:char-shading-value="0" style:font-weight-asian="normal" style:font-weight-complex="normal"/>
    </style:style>
    <style:style style:name="T24" style:family="text">
      <style:text-properties fo:color="#000000" style:font-name="CMU Serif1" fo:font-weight="normal" officeooo:rsid="034c94ab" fo:background-color="transparent" loext:char-shading-value="0" style:font-weight-asian="normal" style:font-weight-complex="normal"/>
    </style:style>
    <style:style style:name="T25" style:family="text">
      <style:text-properties fo:color="#000000" style:font-name="CMU Serif1" fo:font-weight="normal" officeooo:rsid="035021e1" fo:background-color="transparent" loext:char-shading-value="0" style:font-weight-asian="normal" style:font-weight-complex="normal"/>
    </style:style>
    <style:style style:name="T26" style:family="text">
      <style:text-properties fo:color="#000000" style:font-name="CMU Serif1" fo:font-weight="normal" officeooo:rsid="0351473e" fo:background-color="transparent" loext:char-shading-value="0" style:font-weight-asian="normal" style:font-weight-complex="normal"/>
    </style:style>
    <style:style style:name="T27" style:family="text">
      <style:text-properties fo:color="#000000" style:font-name="CMU Serif1" fo:font-weight="normal" officeooo:rsid="035178e5" fo:background-color="transparent" loext:char-shading-value="0" style:font-weight-asian="normal" style:font-weight-complex="normal"/>
    </style:style>
    <style:style style:name="T28" style:family="text">
      <style:text-properties fo:color="#000000" style:font-name="CMU Serif1" fo:font-weight="normal" officeooo:rsid="0357c939" fo:background-color="transparent" loext:char-shading-value="0" style:font-weight-asian="normal" style:font-weight-complex="normal"/>
    </style:style>
    <style:style style:name="T29" style:family="text">
      <style:text-properties fo:color="#000000" style:font-name="CMU Serif1" fo:font-weight="normal" officeooo:rsid="0367cf2c" fo:background-color="transparent" loext:char-shading-value="0" style:font-weight-asian="normal" style:font-weight-complex="normal"/>
    </style:style>
    <style:style style:name="T30" style:family="text">
      <style:text-properties fo:color="#000000" style:font-name="CMU Serif1" fo:font-weight="normal" officeooo:rsid="036acee7" fo:background-color="transparent" loext:char-shading-value="0" style:font-weight-asian="normal" style:font-weight-complex="normal"/>
    </style:style>
    <style:style style:name="T31" style:family="text">
      <style:text-properties fo:color="#000000" style:font-name="CMU Serif1" fo:font-weight="normal" officeooo:rsid="036b0fb7" fo:background-color="transparent" loext:char-shading-value="0" style:font-weight-asian="normal" style:font-weight-complex="normal"/>
    </style:style>
    <style:style style:name="T32" style:family="text">
      <style:text-properties fo:color="#000000" style:font-name="CMU Serif1" fo:font-weight="normal" officeooo:rsid="03691fa2" fo:background-color="transparent" loext:char-shading-value="0" style:font-weight-asian="normal" style:font-weight-complex="normal"/>
    </style:style>
    <style:style style:name="T33" style:family="text">
      <style:text-properties fo:color="#000000" style:font-name="CMU Serif1" fo:font-weight="normal" officeooo:rsid="0369aec4" fo:background-color="transparent" loext:char-shading-value="0" style:font-weight-asian="normal" style:font-weight-complex="normal"/>
    </style:style>
    <style:style style:name="T34" style:family="text">
      <style:text-properties fo:color="#000000" style:font-name="CMU Serif1" fo:font-weight="normal" officeooo:rsid="036c4029" fo:background-color="transparent" loext:char-shading-value="0" style:font-weight-asian="normal" style:font-weight-complex="normal"/>
    </style:style>
    <style:style style:name="T35" style:family="text">
      <style:text-properties fo:color="#000000" style:font-name="CMU Serif1" fo:font-weight="normal" officeooo:rsid="032be2cf" style:font-weight-asian="normal" style:font-weight-complex="normal"/>
    </style:style>
    <style:style style:name="T36" style:family="text">
      <style:text-properties fo:color="#000000" style:font-name="CMU Serif1" fo:font-weight="normal" officeooo:rsid="03577e42" style:font-weight-asian="normal" style:font-weight-complex="normal"/>
    </style:style>
    <style:style style:name="T37" style:family="text">
      <style:text-properties fo:color="#000000" style:font-name="CMU Serif1" fo:font-weight="normal" officeooo:rsid="03597dfe" style:font-weight-asian="normal" style:font-weight-complex="normal"/>
    </style:style>
    <style:style style:name="T38" style:family="text">
      <style:text-properties fo:color="#000000" style:font-name="CMU Serif1" fo:font-weight="normal" officeooo:rsid="035af605" style:font-weight-asian="normal" style:font-weight-complex="normal"/>
    </style:style>
    <style:style style:name="T39" style:family="text">
      <style:text-properties fo:color="#000000" style:font-name="CMU Serif1" fo:font-weight="normal" officeooo:rsid="035b34a3" style:font-weight-asian="normal" style:font-weight-complex="normal"/>
    </style:style>
    <style:style style:name="T40" style:family="text">
      <style:text-properties fo:color="#000000" style:font-name="CMU Serif1" fo:font-weight="normal" officeooo:rsid="035c7af2" style:font-weight-asian="normal" style:font-weight-complex="normal"/>
    </style:style>
    <style:style style:name="T41" style:family="text">
      <style:text-properties fo:color="#000000" style:font-name="CMU Serif1" fo:font-weight="normal" officeooo:rsid="035e3da0" style:font-weight-asian="normal" style:font-weight-complex="normal"/>
    </style:style>
    <style:style style:name="T42" style:family="text">
      <style:text-properties fo:color="#000000" style:font-name="CMU Serif1" fo:font-weight="normal" officeooo:rsid="035eb2c3" style:font-weight-asian="normal" style:font-weight-complex="normal"/>
    </style:style>
    <style:style style:name="T43" style:family="text">
      <style:text-properties fo:color="#000000" style:font-name="CMU Serif1" fo:font-weight="normal" officeooo:rsid="035f2452" style:font-weight-asian="normal" style:font-weight-complex="normal"/>
    </style:style>
    <style:style style:name="T44" style:family="text">
      <style:text-properties fo:color="#000000" style:font-name="CMU Serif1" fo:font-weight="normal" officeooo:rsid="035fd8c3" style:font-weight-asian="normal" style:font-weight-complex="normal"/>
    </style:style>
    <style:style style:name="T45" style:family="text">
      <style:text-properties fo:color="#000000" style:font-name="CMU Serif1" fo:font-weight="normal" officeooo:rsid="0360f931" style:font-weight-asian="normal" style:font-weight-complex="normal"/>
    </style:style>
    <style:style style:name="T46" style:family="text">
      <style:text-properties fo:color="#000000" style:font-name="CMU Serif1" fo:font-weight="normal" officeooo:rsid="036243dc" style:font-weight-asian="normal" style:font-weight-complex="normal"/>
    </style:style>
    <style:style style:name="T47" style:family="text">
      <style:text-properties fo:color="#000000" style:font-name="CMU Serif1" fo:font-weight="normal" officeooo:rsid="0363b8d5" style:font-weight-asian="normal" style:font-weight-complex="normal"/>
    </style:style>
    <style:style style:name="T48" style:family="text">
      <style:text-properties fo:color="#000000" style:font-name="CMU Serif1" fo:font-weight="normal" officeooo:rsid="03641dbc" style:font-weight-asian="normal" style:font-weight-complex="normal"/>
    </style:style>
    <style:style style:name="T49" style:family="text">
      <style:text-properties fo:color="#000000" style:font-name="CMU Serif1" fo:font-weight="normal" officeooo:rsid="0364ce51" style:font-weight-asian="normal" style:font-weight-complex="normal"/>
    </style:style>
    <style:style style:name="T50" style:family="text">
      <style:text-properties fo:color="#000000" style:font-name="CMU Serif1" fo:font-weight="normal" officeooo:rsid="03664e9b" style:font-weight-asian="normal" style:font-weight-complex="normal"/>
    </style:style>
    <style:style style:name="T51" style:family="text">
      <style:text-properties fo:color="#000000" style:font-name="CMU Serif1" fo:font-weight="normal" officeooo:rsid="0366f25b" style:font-weight-asian="normal" style:font-weight-complex="normal"/>
    </style:style>
    <style:style style:name="T52" style:family="text">
      <style:text-properties fo:color="#000000" style:font-name="CMU Serif1" fo:font-weight="normal" officeooo:rsid="036e8096" style:font-weight-asian="normal" style:font-weight-complex="normal"/>
    </style:style>
    <style:style style:name="T53" style:family="text">
      <style:text-properties fo:color="#000000" style:font-name="CMU Serif1" fo:font-weight="normal" officeooo:rsid="036eed19" style:font-weight-asian="normal" style:font-weight-complex="normal"/>
    </style:style>
    <style:style style:name="T54" style:family="text">
      <style:text-properties fo:color="#000000" style:font-name="CMU Serif1" fo:font-weight="normal" officeooo:rsid="037078cf" style:font-weight-asian="normal" style:font-weight-complex="normal"/>
    </style:style>
    <style:style style:name="T55" style:family="text">
      <style:text-properties fo:color="#000000" style:font-name="CMU Serif1" fo:font-weight="normal" officeooo:rsid="03722f49" style:font-weight-asian="normal" style:font-weight-complex="normal"/>
    </style:style>
    <style:style style:name="T56" style:family="text">
      <style:text-properties fo:color="#000000" style:font-name="CMU Serif1" fo:font-weight="normal" officeooo:rsid="0373fafc" style:font-weight-asian="normal" style:font-weight-complex="normal"/>
    </style:style>
    <style:style style:name="T57" style:family="text">
      <style:text-properties fo:color="#000000" style:font-name="CMU Serif1" fo:font-weight="normal" officeooo:rsid="0375ce49" style:font-weight-asian="normal" style:font-weight-complex="normal"/>
    </style:style>
    <style:style style:name="T58" style:family="text">
      <style:text-properties fo:color="#000000" style:font-name="CMU Serif1" fo:font-weight="normal" officeooo:rsid="03777d15" style:font-weight-asian="normal" style:font-weight-complex="normal"/>
    </style:style>
    <style:style style:name="T59" style:family="text">
      <style:text-properties fo:color="#000000" style:font-name="CMU Serif1" fo:font-weight="normal" officeooo:rsid="0377fa2f" style:font-weight-asian="normal" style:font-weight-complex="normal"/>
    </style:style>
    <style:style style:name="T60" style:family="text">
      <style:text-properties fo:color="#000000" style:font-name="CMU Serif1" fo:font-weight="normal" officeooo:rsid="0379dc45" style:font-weight-asian="normal" style:font-weight-complex="normal"/>
    </style:style>
    <style:style style:name="T61" style:family="text">
      <style:text-properties fo:color="#000000" style:font-name="CMU Serif1" fo:font-weight="normal" officeooo:rsid="037a9018" style:font-weight-asian="normal" style:font-weight-complex="normal"/>
    </style:style>
    <style:style style:name="T62" style:family="text">
      <style:text-properties fo:color="#000000" style:font-name="CMU Serif1" fo:font-weight="normal" officeooo:rsid="037c3d22" style:font-weight-asian="normal" style:font-weight-complex="normal"/>
    </style:style>
    <style:style style:name="T63" style:family="text">
      <style:text-properties fo:color="#000000" style:font-name="CMU Serif1" fo:font-weight="normal" officeooo:rsid="037cd935" style:font-weight-asian="normal" style:font-weight-complex="normal"/>
    </style:style>
    <style:style style:name="T64" style:family="text">
      <style:text-properties fo:color="#000000" style:font-name="CMU Serif1" fo:font-weight="normal" officeooo:rsid="037e28ed" style:font-weight-asian="normal" style:font-weight-complex="normal"/>
    </style:style>
    <style:style style:name="T65" style:family="text">
      <style:text-properties fo:color="#000000" style:font-name="CMU Serif1" fo:font-weight="normal" officeooo:rsid="037eb842" style:font-weight-asian="normal" style:font-weight-complex="normal"/>
    </style:style>
    <style:style style:name="T66" style:family="text">
      <style:text-properties fo:color="#000000" style:font-name="CMU Serif1" fo:font-weight="normal" officeooo:rsid="037fed3d" style:font-weight-asian="normal" style:font-weight-complex="normal"/>
    </style:style>
    <style:style style:name="T67" style:family="text">
      <style:text-properties fo:color="#000000" style:font-name="CMU Serif1" fo:font-weight="normal" officeooo:rsid="0382c820" style:font-weight-asian="normal" style:font-weight-complex="normal"/>
    </style:style>
    <style:style style:name="T68" style:family="text">
      <style:text-properties fo:color="#000000" style:font-name="CMU Serif1" fo:font-weight="normal" officeooo:rsid="03810fe8" style:font-weight-asian="normal" style:font-weight-complex="normal"/>
    </style:style>
    <style:style style:name="T69" style:family="text">
      <style:text-properties fo:color="#000000" style:font-name="CMU Serif1" fo:font-weight="normal" officeooo:rsid="03856c63" style:font-weight-asian="normal" style:font-weight-complex="normal"/>
    </style:style>
    <style:style style:name="T70" style:family="text">
      <style:text-properties fo:color="#000000" style:font-name="CMU Serif1" fo:font-weight="normal" officeooo:rsid="03869531" style:font-weight-asian="normal" style:font-weight-complex="normal"/>
    </style:style>
    <style:style style:name="T71" style:family="text">
      <style:text-properties fo:color="#000000" style:font-name="CMU Serif1" fo:font-weight="normal" officeooo:rsid="0388066b" style:font-weight-asian="normal" style:font-weight-complex="normal"/>
    </style:style>
    <style:style style:name="T72" style:family="text">
      <style:text-properties fo:color="#000000" style:font-name="CMU Serif1" fo:font-weight="normal" officeooo:rsid="0388be09" style:font-weight-asian="normal" style:font-weight-complex="normal"/>
    </style:style>
    <style:style style:name="T73" style:family="text">
      <style:text-properties fo:color="#000000" style:font-name="CMU Serif1" fo:font-weight="normal" officeooo:rsid="0388ca71" style:font-weight-asian="normal" style:font-weight-complex="normal"/>
    </style:style>
    <style:style style:name="T74" style:family="text">
      <style:text-properties fo:color="#000000" style:font-name="CMU Serif1" fo:font-weight="normal" officeooo:rsid="038aa6ef" style:font-weight-asian="normal" style:font-weight-complex="normal"/>
    </style:style>
    <style:style style:name="T75" style:family="text">
      <style:text-properties fo:color="#000000" style:font-name="CMU Serif1" fo:font-weight="normal" officeooo:rsid="038accf7" style:font-weight-asian="normal" style:font-weight-complex="normal"/>
    </style:style>
    <style:style style:name="T76" style:family="text">
      <style:text-properties fo:color="#000000" style:font-name="CMU Serif1" fo:font-weight="normal" officeooo:rsid="038c937a" style:font-weight-asian="normal" style:font-weight-complex="normal"/>
    </style:style>
    <style:style style:name="T77" style:family="text">
      <style:text-properties fo:color="#000000" style:font-name="CMU Serif1" fo:font-weight="normal" officeooo:rsid="038cbd12" style:font-weight-asian="normal" style:font-weight-complex="normal"/>
    </style:style>
    <style:style style:name="T78" style:family="text">
      <style:text-properties fo:color="#000000" style:font-name="CMU Serif1" fo:font-weight="bold" officeooo:rsid="033fbbea" fo:background-color="transparent" loext:char-shading-value="0" style:font-weight-asian="bold" style:font-weight-complex="bold"/>
    </style:style>
    <style:style style:name="T79" style:family="text">
      <style:text-properties fo:color="#000000" style:font-name="CMU Serif1" fo:font-weight="bold" officeooo:rsid="03442d9e" fo:background-color="transparent" loext:char-shading-value="0" style:font-weight-asian="bold" style:font-weight-complex="bold"/>
    </style:style>
    <style:style style:name="T80" style:family="text">
      <style:text-properties fo:color="#000000" style:font-name="CMU Serif1" fo:font-weight="bold" officeooo:rsid="03577e42" style:font-weight-asian="bold" style:font-weight-complex="bold"/>
    </style:style>
    <style:style style:name="T81" style:family="text">
      <style:text-properties fo:color="#000000" style:font-name="CMU Serif1" fo:font-weight="bold" officeooo:rsid="03597dfe" style:font-weight-asian="bold" style:font-weight-complex="bold"/>
    </style:style>
    <style:style style:name="T82" style:family="text">
      <style:text-properties fo:color="#000000" style:font-name="CMU Serif1" fo:font-weight="bold" officeooo:rsid="0359f38d" style:font-weight-asian="bold" style:font-weight-complex="bold"/>
    </style:style>
    <style:style style:name="T83" style:family="text">
      <style:text-properties fo:color="#000000" style:font-name="CMU Serif1" fo:font-weight="bold" officeooo:rsid="035c7af2" style:font-weight-asian="bold" style:font-weight-complex="bold"/>
    </style:style>
    <style:style style:name="T84" style:family="text">
      <style:text-properties fo:color="#000000" style:font-name="CMU Serif1" fo:font-weight="bold" officeooo:rsid="0360f931" style:font-weight-asian="bold" style:font-weight-complex="bold"/>
    </style:style>
    <style:style style:name="T85" style:family="text">
      <style:text-properties fo:color="#000000" style:font-name="CMU Serif1" fo:font-weight="bold" officeooo:rsid="036243dc" style:font-weight-asian="bold" style:font-weight-complex="bold"/>
    </style:style>
    <style:style style:name="T86" style:family="text">
      <style:text-properties fo:color="#000000" style:font-name="CMU Serif1" fo:font-weight="bold" officeooo:rsid="03664e9b" style:font-weight-asian="bold" style:font-weight-complex="bold"/>
    </style:style>
    <style:style style:name="T87" style:family="text">
      <style:text-properties fo:color="#000000" style:font-name="CMU Serif1" fo:font-weight="bold" officeooo:rsid="036eed19" style:font-weight-asian="bold" style:font-weight-complex="bold"/>
    </style:style>
    <style:style style:name="T88" style:family="text">
      <style:text-properties fo:color="#000000" style:font-name="CMU Serif1" fo:font-weight="bold" officeooo:rsid="03722f49" style:font-weight-asian="bold" style:font-weight-complex="bold"/>
    </style:style>
    <style:style style:name="T89" style:family="text">
      <style:text-properties fo:color="#000000" style:font-name="CMU Serif1" fo:font-weight="bold" officeooo:rsid="03777d15" style:font-weight-asian="bold" style:font-weight-complex="bold"/>
    </style:style>
    <style:style style:name="T90" style:family="text">
      <style:text-properties fo:color="#000000" style:font-name="CMU Serif1" fo:font-weight="bold" officeooo:rsid="0375ce49" style:font-weight-asian="bold" style:font-weight-complex="bold"/>
    </style:style>
    <style:style style:name="T91" style:family="text">
      <style:text-properties fo:color="#000000" style:font-name="CMU Serif1" fo:font-weight="bold" officeooo:rsid="0377fa2f" style:font-weight-asian="bold" style:font-weight-complex="bold"/>
    </style:style>
    <style:style style:name="T92" style:family="text">
      <style:text-properties fo:color="#000000" style:font-name="CMU Serif1" fo:font-weight="bold" officeooo:rsid="037c3d22" style:font-weight-asian="bold" style:font-weight-complex="bold"/>
    </style:style>
    <style:style style:name="T93" style:family="text">
      <style:text-properties fo:color="#000000" style:font-name="CMU Serif1" fo:font-weight="bold" officeooo:rsid="03810fe8" style:font-weight-asian="bold" style:font-weight-complex="bold"/>
    </style:style>
    <style:style style:name="T94" style:family="text">
      <style:text-properties fo:color="#000000" style:font-name="CMU Serif1" officeooo:rsid="037eb842"/>
    </style:style>
    <style:style style:name="T95" style:family="text">
      <style:text-properties officeooo:rsid="0211de9e"/>
    </style:style>
    <style:style style:name="T96" style:family="text">
      <style:text-properties officeooo:rsid="0211de9e" style:font-size-asian="10.5pt" style:font-size-complex="10.5pt"/>
    </style:style>
    <style:style style:name="T97" style:family="text">
      <style:text-properties fo:font-weight="bold" officeooo:rsid="0211de9e" fo:background-color="transparent" loext:char-shading-value="0" style:font-size-asian="10.5pt" style:font-weight-asian="bold" style:font-size-complex="10.5pt" style:font-weight-complex="bold"/>
    </style:style>
    <style:style style:name="T98" style:family="text">
      <style:text-properties officeooo:rsid="03540a45"/>
    </style:style>
    <style:style style:name="T99" style:family="text">
      <style:text-properties fo:font-variant="normal" fo:text-transform="none" fo:color="#000000" style:font-name="CMU Serif1" fo:letter-spacing="normal" fo:font-style="normal" fo:font-weight="normal" officeooo:rsid="03810fe8" style:font-weight-asian="normal" style:font-weight-complex="normal"/>
    </style:style>
    <style:style style:name="T100" style:family="text">
      <style:text-properties fo:font-variant="normal" fo:text-transform="none" fo:color="#000000" style:font-name="CMU Serif1" fo:letter-spacing="normal" fo:font-style="normal" fo:font-weight="bold" officeooo:rsid="03810fe8" style:font-style-asian="normal" style:font-weight-asian="bold" style:font-style-complex="normal" style:font-weight-complex="bold"/>
    </style:style>
    <style:style style:name="T101" style:family="text">
      <style:text-properties fo:font-variant="normal" fo:text-transform="none" fo:color="#000000" style:font-name="CMU Serif1" fo:letter-spacing="normal" fo:font-style="normal" fo:font-weight="bold" officeooo:rsid="03810fe8" style:font-weight-asian="bold" style:font-weight-complex="bold"/>
    </style:style>
    <style:style style:name="T102" style:family="text">
      <style:text-properties officeooo:rsid="038aa6ef"/>
    </style:style>
    <style:style style:name="T103" style:family="text">
      <style:text-properties officeooo:rsid="038accf7"/>
    </style:style>
    <style:style style:name="T104" style:family="text">
      <style:text-properties officeooo:rsid="038cbd12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285130888304" text:id="ct94285130888304">
          <text:deletion>
            <office:change-info>
              <dc:creator>Autor desconhecido</dc:creator>
              <dc:date>2020-11-29T11:35:44</dc:date>
            </office:change-info>
            <text:p text:style-name="P29"><text:span text:style-name="Numeração_20_de_20_questão"><text:span text:style-name="T96">1.15</text:span></text:span><text:span text:style-name="T95">Qual é o impacto empresarial, político e social de não digitalizar os registros médicos (para o médico, </text:span><text:span text:style-name="T2">indivíduo</text:span><text:span text:style-name="T95">, hospitais, seguradoras, pacientes e para o governo norte-americano)?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3">REO </text:span><text:span text:style-name="T14">4</text:span><text:span text:style-name="T13"> – Gestão de Tecnologia da Informação</text:span></text:p>
      <text:p text:style-name="P4">Definindo a Governança de TI</text:p>
      <text:p text:style-name="P1">Pedro Antônio de Souza <text:span text:style-name="T1">(</text:span>201810557<text:span text:style-name="T1">)</text:span></text:p>
      <text:p text:style-name="Autor_20_Cabeçalho"/>
      <text:p text:style-name="P2"><text:span text:style-name="Numeração_20_de_20_questão"><text:span text:style-name="T97">1. </text:span></text:span><text:span text:style-name="T3">Governança de TI e seus objetivos</text:span></text:p>
      <text:p text:style-name="P24"><text:span text:style-name="T17">A </text:span><text:span text:style-name="T78">Governança de T</text:span><text:span text:style-name="T79">ecnologia da Informação</text:span><text:span text:style-name="T17"> </text:span><text:span text:style-name="T18">é u</text:span><text:span text:style-name="T19">m </text:span><text:span text:style-name="T20">agrupamento de</text:span><text:span text:style-name="T19"> </text:span><text:span text:style-name="T20">políticas, </text:span><text:span text:style-name="T19">normas </text:span><text:span text:style-name="T20">e processos </text:span><text:span text:style-name="T21">utilizados para </text:span><text:span text:style-name="T24">garantir</text:span><text:span text:style-name="T21"> </text:span><text:span text:style-name="T22">que o setor de Tecnologia de Informação (TI) de uma</text:span><text:span text:style-name="T21"> </text:span><text:span text:style-name="T22">instituição seja eficaz e, ao mesmo tempo, esteja alinhado a</text:span><text:span text:style-name="T21">o modelo de negócios da empresa. </text:span><text:span text:style-name="T26">Dessa forma, </text:span><text:span text:style-name="T23">essa estrutura </text:span><text:span text:style-name="T27">é utilizada para controlar</text:span><text:span text:style-name="T26"> a execução e a qualidade dos serviços de TI para </text:span><text:span text:style-name="T24">que </text:span><text:span text:style-name="T26">eles</text:span><text:span text:style-name="T29"> </text:span><text:span text:style-name="T25">auxilie</text:span><text:span text:style-name="T26">m</text:span><text:span text:style-name="T25"> no cumprimento </text:span><text:span text:style-name="T29">e promovam a melhoria </text:span><text:span text:style-name="T25">dos objetivos e estratégias da organização</text:span><text:span text:style-name="T27">.</text:span></text:p>
      <text:p text:style-name="P23"><text:span text:style-name="T27">S</text:span><text:span text:style-name="T16">egundo Gaseta (2012), os objet</text:span><text:span text:style-name="T28">iv</text:span><text:span text:style-name="T16">os da Governança de TI são:</text:span></text:p>
      <text:list xml:id="list1611041599" text:style-name="L4">
        <text:list-item>
          <text:p text:style-name="P28"><text:span text:style-name="T98">Garantir que a TI suporte e maximize os objetivos e estratégias da organização por meio da implementação de uma estrutura de processos;</text:span></text:p>
        </text:list-item>
        <text:list-item>
          <text:p text:style-name="P27">Controlar, medir e auditar a execução e a qualidade dos serviços de TI;</text:p>
        </text:list-item>
        <text:list-item>
          <text:p text:style-name="P27">Viabilizar o acompanhamento de contratos com prestadores de serviços de TI;</text:p>
        </text:list-item>
        <text:list-item>
          <text:p text:style-name="P27">Definir condições para o exercício eficaz da gestão de TI com base em conceitos consolidados de qualidade;</text:p>
        </text:list-item>
        <text:list-item>
          <text:p text:style-name="P27">Alinhar a estratégia de TI com a do negócio;</text:p>
        </text:list-item>
        <text:list-item>
          <text:p text:style-name="P27">Aumentar a capacidade e agilidade para novos modelos de negócio ou ajustes nos modelos atuais;</text:p>
        </text:list-item>
        <text:list-item>
          <text:p text:style-name="P27">Explicitar a relação entre o aumento nos custos de TI e o aumento no valor da informação;</text:p>
        </text:list-item>
        <text:list-item>
          <text:p text:style-name="P27">Manter os riscos do negócio sob controle, por meio de uma gestão de riscos de TI mais eficaz;</text:p>
        </text:list-item>
        <text:list-item>
          <text:p text:style-name="P27">Explicitar a importância da TI para a continuidade dos negócios;</text:p>
        </text:list-item>
        <text:list-item>
          <text:p text:style-name="P27">Medir e melhorar continuamente o desempenho de TI.</text:p>
        </text:list-item>
      </text:list>
      <text:p text:style-name="P2"><text:soft-page-break/><text:span text:style-name="Numeração_20_de_20_questão"><text:span text:style-name="T10">2. </text:span></text:span><text:span text:style-name="Numeração_20_de_20_questão"><text:span text:style-name="T6">Diferença entre Governança e gestão de TI</text:span></text:span></text:p>
      <text:p text:style-name="P25"><text:span text:style-name="T34">A</text:span><text:span text:style-name="T30"> Governança de TI é responsável por orientar e monitorar a </text:span><text:span text:style-name="T31">gestão</text:span><text:span text:style-name="T30"> de TI </text:span><text:span text:style-name="T34">para que as </text:span><text:span text:style-name="T30">necessidades da </text:span><text:span text:style-name="T34">organização sejam satisfeitas</text:span><text:span text:style-name="T30">. Por</text:span><text:span text:style-name="T31">tanto</text:span><text:span text:style-name="T30">, a g</text:span><text:span text:style-name="T32">estão </text:span><text:span text:style-name="T30">de TI </text:span><text:span text:style-name="T31">é responsável pelo </text:span><text:span text:style-name="T33">planeja</text:span><text:span text:style-name="T31">mento</text:span><text:span text:style-name="T33">, desenvolv</text:span><text:span text:style-name="T31">imento</text:span><text:span text:style-name="T33">, execu</text:span><text:span text:style-name="T31">ção</text:span><text:span text:style-name="T33"> e monitora</text:span><text:span text:style-name="T31">mento de</text:span><text:span text:style-name="T33"> </text:span><text:span text:style-name="T30">ações de acordo com o direcionamento da Governança de TI.</text:span></text:p>
      <text:p text:style-name="P29"><text:change text:change-id="ct94285130888304"/><text:span text:style-name="Numeração_20_de_20_questão"><text:span text:style-name="T10">3. </text:span></text:span><text:span text:style-name="T5">Três m</text:span><text:span text:style-name="T4">otivadores para a implantação da Governança de TI</text:span></text:p>
      <text:p text:style-name="P5"><text:span text:style-name="T35"><text:tab/></text:span><text:span text:style-name="T36">Em um mundo cada vez mais tecnológico, existem inúmeros motivadores para a implantação da Governança de TI. A seguir, três motivadores serão </text:span><text:span text:style-name="T37">destacados</text:span><text:span text:style-name="T36">.</text:span></text:p>
      <text:p text:style-name="P7"><text:span text:style-name="T37"><text:tab/></text:span><text:span text:style-name="T38">Quando</text:span><text:span text:style-name="T37"> </text:span><text:span text:style-name="T82">d</text:span><text:span text:style-name="T80">ecisões de TI </text:span><text:span text:style-name="T81">são </text:span><text:span text:style-name="T80">tomadas isoladamente</text:span><text:span text:style-name="T37">, </text:span><text:span text:style-name="T38">pode-se concluir que a área de TI não </text:span><text:span text:style-name="T39">ocupa</text:span><text:span text:style-name="T38"> posição estratégica na organização </text:span><text:span text:style-name="T39">e</text:span><text:span text:style-name="T38">, </text:span><text:span text:style-name="T39">além disso, pouco se </text:span><text:span text:style-name="T38">integra </text:span><text:span text:style-name="T39">com as áreas de negócios. Nessa situação, é </text:span><text:span text:style-name="T40">provável que as necessidades dos serviços de TI não sejam percebidas e que esses serviços sejam entregues sem a qualidade desejada.</text:span></text:p>
      <text:p text:style-name="P8"><text:span text:style-name="T40"><text:tab/>Quando há </text:span><text:span text:style-name="T83">altos gastos com TI</text:span><text:span text:style-name="T40">, </text:span><text:span text:style-name="T42">haverá</text:span><text:span text:style-name="T41"> impacto negativo nos lucros e n</text:span><text:span text:style-name="T44">o desempenho das</text:span><text:span text:style-name="T41"> funções de TI da organização. </text:span><text:span text:style-name="T42">As despesas elevadas com TI </text:span><text:span text:style-name="T43">podem ser causadas por dificuldade de gestão de bens </text:span><text:span text:style-name="T44">da</text:span><text:span text:style-name="T43"> área; alocação inadequada dos recursos; </text:span><text:span text:style-name="T44">lentidão no processo de escolha, aquisição e entrega de soluções; ou, até mesmo, por insuficiência no orçamento para a área.</text:span></text:p>
      <text:p text:style-name="P8"><text:span text:style-name="T44"><text:tab/></text:span><text:span text:style-name="T45">Quando </text:span><text:span text:style-name="T84">não há d</text:span><text:span text:style-name="T85">efinição ou difusão de segurança de informação</text:span><text:span text:style-name="T46"> na organização, </text:span><text:span text:style-name="T47">as</text:span><text:span text:style-name="T46"> informações, </text:span><text:span text:style-name="T47">de todos os graus de</text:span><text:span text:style-name="T46"> </text:span><text:span text:style-name="T47">importância,</text:span><text:span text:style-name="T46"> tendem </text:span><text:span text:style-name="T47">a ser não confiáveis ocasionando perda de credibilidade. </text:span><text:span text:style-name="T48">Nesse cenário, não </text:span><text:span text:style-name="T49">se possui permissão necessária para manipulação dos dados e, nem mesmo, conhecimento</text:span><text:span text:style-name="T48"> sobre </text:span><text:span text:style-name="T49">seu</text:span><text:span text:style-name="T48">s proprietários.</text:span><text:span text:style-name="T44"><text:tab/></text:span><text:span text:style-name="T43"> </text:span></text:p>
      <text:p text:style-name="P31"><text:span text:style-name="Numeração_20_de_20_questão"><text:span text:style-name="T11">4</text:span></text:span><text:span text:style-name="Numeração_20_de_20_questão"><text:span text:style-name="T10">. </text:span></text:span><text:span text:style-name="Numeração_20_de_20_questão"><text:span text:style-name="T7">As cindo decisões de TI segundo Peter Weill e Jeanne W. Ross</text:span></text:span></text:p>
      <text:p text:style-name="P9"><text:span text:style-name="T35"><text:tab/></text:span><text:span text:style-name="T53">Weill e Ross (2006) </text:span><text:span text:style-name="T54">especificaram os </text:span><text:span text:style-name="T52">cinco </text:span><text:span text:style-name="T54">direitos </text:span><text:span text:style-name="T52">decis</text:span><text:span text:style-name="T54">órios</text:span><text:span text:style-name="T52"> </text:span><text:span text:style-name="T53">de TI </text:span><text:span text:style-name="T54">que estão listados abaixo</text:span><text:span text:style-name="T53">.</text:span></text:p>
      <text:list xml:id="list3129269601" text:style-name="L6">
        <text:list-item>
          <text:p text:style-name="P19"><text:span text:style-name="T55">As </text:span><text:span text:style-name="T88">d</text:span><text:span text:style-name="T87">ecisões sobre os princípios de TI</text:span><text:span text:style-name="T53"> </text:span><text:span text:style-name="T55">são declarações de alto nível sobre como a TI é utilizada no negócio.</text:span></text:p>
        </text:list-item>
        <text:list-item>
          <text:p text:style-name="P20"><text:span text:style-name="T55">As </text:span><text:span text:style-name="T88">decisões sobre </text:span><text:span text:style-name="T92">a</text:span><text:span text:style-name="T88">rquitetura de TI </text:span><text:span text:style-name="T57">são definidas como Organização lógica de dados, aplicações e infraestruturas, definida a partir de um conjunto de </text:span><text:soft-page-break/><text:span text:style-name="T57">políticas, relacionamentos e opções técnicas adotadas para obter a padronização e a integração técnica e de negócio desejadas.</text:span></text:p>
        </text:list-item>
        <text:list-item>
          <text:p text:style-name="P20"><text:span text:style-name="T58">As </text:span><text:span text:style-name="T89">d</text:span><text:span text:style-name="T90">ecisões sobre </text:span><text:span text:style-name="T92">i</text:span><text:span text:style-name="T90">nfraestrutura de TI</text:span><text:span text:style-name="T57"> são os serviços de TI coordenados de maneira centralizada e compartilhados, que provêm a base para a capacidade de TI da organização.</text:span></text:p>
        </text:list-item>
        <text:list-item>
          <text:p text:style-name="P21"><text:span text:style-name="T57">A</text:span><text:span text:style-name="T59">s </text:span><text:span text:style-name="T91">decisões sobre </text:span><text:span text:style-name="T92">n</text:span><text:span text:style-name="T91">ecessidades de aplicações de negócio</text:span><text:span text:style-name="T59"> são as especificações da necessidade de negócio de aplicações de TI adquiridas no mercado ou desenvolvidas internamente.</text:span></text:p>
        </text:list-item>
        <text:list-item>
          <text:p text:style-name="P22"><text:span text:style-name="T57">A</text:span><text:span text:style-name="T59">s </text:span><text:span text:style-name="T91">decisões sobre </text:span><text:span text:style-name="T92">i</text:span><text:span text:style-name="T91">nvestimentos e priorização de TI</text:span><text:span text:style-name="T59"> são as decisões sobre quanto e onde investir em TI, incluindo a aprovação de projetos e as técnicas de justificação.</text:span></text:p>
        </text:list-item>
      </text:list>
      <text:p text:style-name="P18"><text:span text:style-name="T59"/></text:p>
      <text:p text:style-name="P10"><text:span text:style-name="T56"><text:tab/></text:span><text:span text:style-name="T60">As cinco decisões se relacionam para promover uma Governança de TI eficaz. </text:span><text:span text:style-name="T61">Por exemplo, </text:span><text:span text:style-name="T62">as decisões sobre investimentos e priorização de TI </text:span><text:span text:style-name="T63">podem alocar recursos para </text:span><text:span text:style-name="T64">para transformar princípios em sistemas.</text:span></text:p>
      <text:p text:style-name="P31"><text:span text:style-name="Numeração_20_de_20_questão"><text:span text:style-name="T11">5</text:span></text:span><text:span text:style-name="Numeração_20_de_20_questão"><text:span text:style-name="T10">. </text:span></text:span><text:span text:style-name="Numeração_20_de_20_questão"><text:span text:style-name="T8">Análise da Diretoria de Gestão de Tecnologia da Informação </text:span></text:span><text:span text:style-name="Numeração_20_de_20_questão"><text:span text:style-name="T9">(DGTI)</text:span></text:span><text:span text:style-name="Numeração_20_de_20_questão"><text:span text:style-name="T8"> da Ufla</text:span></text:span></text:p>
      <text:p text:style-name="P14"><text:span text:style-name="T35"><text:tab/></text:span><text:span text:style-name="T72">Dentre outras atribuições, a</text:span><text:span text:style-name="T69"> DGTI é responsável por definir </text:span><text:span text:style-name="T70">as n</text:span><text:span text:style-name="T69">ormas, </text:span><text:span text:style-name="T70">p</text:span><text:span text:style-name="T69">olíticas e </text:span><text:span text:style-name="T70">t</text:span><text:span text:style-name="T69">ermos</text:span><text:span text:style-name="T70"> da tecnologia de informação da UFLA, isto é, executa a Governança de TI.</text:span></text:p>
      <text:p text:style-name="P16"><text:span text:style-name="T70"><text:tab/></text:span><text:span text:style-name="T75">O</text:span><text:span text:style-name="T70">s </text:span><text:span text:style-name="T71">diferentes</text:span><text:span text:style-name="T70"> setor</text:span><text:span text:style-name="T71">es da universidade</text:span><text:span text:style-name="T70"> possu</text:span><text:span text:style-name="T71">em </text:span><text:span text:style-name="T70">necessidades tecnológicas </text:span><text:span text:style-name="T75">específicas</text:span><text:span text:style-name="T71"> </text:span><text:span text:style-name="T70">e, portanto, </text:span><text:span text:style-name="T76">é possível que um setor necessite executar individualmente um projeto de TI</text:span><text:span text:style-name="T70">. </text:span><text:span text:style-name="T71">Assim, a Governança de TI é fundamental para que haja padronização, direcionamento e priorização dos projetos </text:span><text:span text:style-name="T77">descentralizados</text:span><text:span text:style-name="T71"> </text:span><text:span text:style-name="T74">a fim de economizar recursos e </text:span><text:span text:style-name="T75">assegurar</text:span><text:span text:style-name="T74"> que a TI seja utilizada de acordo com os objetivos da UFLA.</text:span></text:p>
      <text:p text:style-name="P15"><text:span text:style-name="T71"><text:tab/></text:span><text:span text:style-name="T73">Além disso, a DGTI é essencial para garantir a qualidade dos serviços de TI oferecidos pela universidade à comunidade acadêmica e certificar a segurança dos dados trafegados pelos serviços.</text:span></text:p>
      <text:p text:style-name="P13"><text:span text:style-name="T71"><text:tab/></text:span></text:p>
      <text:p text:style-name="P30"><text:soft-page-break/><text:span text:style-name="Numeração_20_de_20_questão"><text:span text:style-name="T12">6</text:span></text:span><text:span text:style-name="Numeração_20_de_20_questão"><text:span text:style-name="T10">. </text:span></text:span><text:span text:style-name="Numeração_20_de_20_questão"><text:span text:style-name="T7">Relação entre a Governança de TI e a Governança Corporativa</text:span></text:span></text:p>
      <text:p text:style-name="P5"><text:span text:style-name="T35"><text:tab/></text:span><text:span text:style-name="T50">A </text:span><text:span text:style-name="T86">Governança Corporativa</text:span><text:span text:style-name="T50"> diz respeito à aplicação dos conceitos de governança na organização como um todo, isto é, implementar políticas, normas e processos que definirão como a organização é administrada. Já a </text:span><text:span text:style-name="T86">Governança de TI</text:span><text:span text:style-name="T50">, se preocupa em aplicar esses conceitos na área de TI da organização. Portanto, pode-se afirmar que a Governança de TI é </text:span><text:span text:style-name="T51">um componente da Governança Corporativa.</text:span></text:p>
      <text:p text:style-name="P11"><text:span text:style-name="T51"><text:tab/></text:span><text:span text:style-name="T66">P</text:span><text:span text:style-name="T65">ara garantir que haja alinhamento estratégico entre as Governanças </text:span><text:span text:style-name="T66">Corporativa e de TI</text:span><text:span text:style-name="T65">, é fundamental que todas as áreas da organização participem da formulação de estratégias de TI.</text:span></text:p>
      <text:p text:style-name="P17"><text:span text:style-name="T94">R</text:span><text:span text:style-name="T15">eferências</text:span></text:p>
      <text:p text:style-name="P6"><text:span text:style-name="T15"/></text:p>
      <text:p text:style-name="P12"><text:span text:style-name="T68">GASETA, </text:span><text:span text:style-name="T67">E. R</text:span><text:span text:style-name="T68">. </text:span><text:span text:style-name="T93">Fundamentos de Governança de TI</text:span><text:span text:style-name="T68">. Rio de Janeiro: RNP/ESR, </text:span><text:span text:style-name="T67">2012</text:span><text:span text:style-name="T68">.</text:span></text:p>
      <text:p text:style-name="P12"><text:span text:style-name="T68"/></text:p>
      <text:p text:style-name="P26"><text:span text:style-name="T99">WEILL, Peter; ROSS, W. Jeanne. </text:span><text:span text:style-name="T100">Governança de TI</text:span><text:span text:style-name="T101">: como as empresas com melhor desempenho administram os direitos decisórios de TI na busca por resultados superiores</text:span><text:span text:style-name="T99">. São Paulo: Makron Books, 2006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" svg:font-family="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1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1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2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2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2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3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1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3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3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3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1-09-20T23:22:28.745490532</dc:date>
    <meta:editing-duration>PT2H42M18S</meta:editing-duration>
    <meta:editing-cycles>110</meta:editing-cycles>
    <meta:generator>LibreOffice/6.4.7.2$Linux_X86_64 LibreOffice_project/40$Build-2</meta:generator>
    <meta:document-statistic meta:table-count="0" meta:image-count="0" meta:object-count="0" meta:page-count="5" meta:paragraph-count="42" meta:word-count="986" meta:character-count="6092" meta:non-whitespace-character-count="5147"/>
  </office:meta>
</office:document-meta>
</file>